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anklin Gothic Book" svg:font-family="'Franklin Gothic Book'"/>
    <style:font-face style:name="Open Sans Light" svg:font-family="'Open Sans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a80000" draw:opacity="100%" draw:shadow="hidden"/>
    </style:style>
    <style:style style:name="gr2" style:family="graphic" style:parent-style-name="standard">
      <style:graphic-properties draw:stroke="none" draw:fill="solid" draw:fill-color="#a80000" draw:textarea-vertical-align="middle" fo:min-height="32.996cm" fo:min-width="2.54cm" fo:padding-top="0.254cm" fo:padding-bottom="0.254cm" fo:padding-left="0.102cm" fo:padding-right="0.102cm"/>
    </style:style>
    <style:style style:name="gr3" style:family="graphic" style:parent-style-name="standard">
      <style:graphic-properties draw:stroke="none" draw:fill="solid" draw:fill-color="#000000" draw:opacity="100%" draw:shadow="hidden"/>
    </style:style>
    <style:style style:name="gr4" style:family="graphic" style:parent-style-name="standard">
      <style:graphic-properties draw:stroke="none" draw:fill="none" fo:min-height="11.291cm" fo:min-width="2.54cm" fo:padding-top="0.102cm" fo:padding-bottom="0.102cm" fo:padding-left="0.102cm" fo:padding-right="0.102cm"/>
    </style:style>
    <style:style style:name="gr5" style:family="graphic" style:parent-style-name="standard">
      <style:graphic-properties draw:stroke="solid" svg:stroke-width="0.071cm" svg:stroke-color="#000000" draw:fill="none" fo:padding-top="0.16cm" fo:padding-bottom="0.16cm" fo:padding-left="0.285cm" fo:padding-right="0.285cm" draw:shadow="hidden"/>
    </style:style>
    <style:style style:name="P1" style:family="paragraph">
      <loext:graphic-properties draw:fill="solid" draw:fill-color="#a80000" draw:opacity="100%"/>
    </style:style>
    <style:style style:name="P2" style:family="paragraph">
      <style:paragraph-properties fo:text-align="start"/>
    </style:style>
    <style:style style:name="P3" style:family="paragraph">
      <loext:graphic-properties draw:fill="solid" draw:fill-color="#a80000"/>
      <style:paragraph-properties fo:text-align="start"/>
      <style:text-properties fo:font-size="43pt" style:font-size-asian="43pt" style:font-size-complex="43pt"/>
    </style:style>
    <style:style style:name="P4" style:family="paragraph">
      <loext:graphic-properties draw:fill="solid" draw:fill-color="#000000" draw:opacity="100%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</style:style>
    <style:style style:name="T1" style:family="text">
      <style:text-properties fo:color="#ffffff" style:font-name="Franklin Gothic Book" fo:font-size="43pt" style:font-name-asian="Franklin Gothic Book" style:font-size-asian="43pt" style:font-name-complex="Franklin Gothic Book" style:font-size-complex="43pt"/>
    </style:style>
    <style:style style:name="T2" style:family="text">
      <style:text-properties fo:color="#ffffff" style:font-name="Open Sans Light" fo:font-size="48pt" style:font-name-asian="Open Sans Light" style:font-size-asian="48pt" style:font-name-complex="Open Sans Ligh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M0">
        <draw:g>
          <draw:polygon draw:style-name="gr1" draw:text-style-name="P1" draw:layer="layout" svg:width="25.4cm" svg:height="30.649cm" svg:x="2.54cm" svg:y="10.093cm" svg:viewBox="0 0 25401 30650" draw:points="0,0 25401,0 25401,30650 0,30650">
            <text:p/>
          </draw:polygon>
          <draw:frame draw:style-name="gr2" draw:text-style-name="P3" draw:layer="layout" svg:width="25.4cm" svg:height="39.379cm" svg:x="2.54cm" svg:y="5.729cm">
            <draw:text-box>
              <text:p text:style-name="P2"><text:span text:style-name="T1">After all parameters are inputted into the form:</text:span></text:p>
              <text:p text:style-name="P2"><text:span text:style-name="T1">1.</text:span><text:span text:style-name="T1"><text:tab/></text:span><text:span text:style-name="T1"> Ant makes 3 random moves within the range it is given.</text:span></text:p>
              <text:p text:style-name="P2"><text:span text:style-name="T1"><text:s text:c="2"/>•</text:span><text:span text:style-name="T1"><text:tab/></text:span><text:span text:style-name="T1">If it moves closer to the destination, a pheromone value (as set in the form) is added. If moved away from the destination, a pheromone value (as set in the form) is taken away.</text:span></text:p>
              <text:p text:style-name="P2"><text:span text:style-name="T1">2.</text:span><text:span text:style-name="T1"><text:tab/></text:span><text:span text:style-name="T1"> A certain percentage (as set in the form) follows the ant with the highest pheromone value (who gets to make a random move), and the other portion, makes another random move.</text:span></text:p>
              <text:p text:style-name="P2"><text:span text:style-name="T1">3. </text:span><text:span text:style-name="T1"><text:tab/></text:span><text:span text:style-name="T1">If an ant reaches the destination, it will stop making any further moves.</text:span></text:p>
              <text:p text:style-name="P2"><text:span text:style-name="T1">4.</text:span><text:span text:style-name="T1"><text:tab/></text:span><text:span text:style-name="T1"> After all ants have reached the destination, a graph and a table are generated, along with an explanation of each move the ant has made.</text:span></text:p>
              <text:p text:style-name="P2"><text:span text:style-name="T1"/></text:p>
            </draw:text-box>
          </draw:frame>
        </draw:g>
        <draw:g>
          <draw:polygon draw:style-name="gr3" draw:text-style-name="P4" draw:layer="layout" svg:width="25.4cm" svg:height="4.837cm" svg:x="2.54cm" svg:y="1.332cm" svg:viewBox="0 0 25401 4838" draw:points="0,0 25401,0 25401,4838 0,4838">
            <text:p/>
          </draw:polygon>
          <draw:frame draw:style-name="gr4" draw:text-style-name="P6" draw:layer="layout" svg:width="25.4cm" svg:height="11.495cm" svg:x="2.54cm" svg:y="1.332cm">
            <draw:text-box>
              <text:p text:style-name="P5"><text:span text:style-name="T2">EEE META-HEURISTIC ALGORITHM</text:span></text:p>
            </draw:text-box>
          </draw:frame>
        </draw:g>
        <draw:line draw:style-name="gr5" draw:text-style-name="P7" draw:layer="layout" svg:x1="1.27cm" svg:y1="0.836cm" svg:x2="1.27cm" svg:y2="45.212cm">
          <text:p/>
        </draw:line>
        <draw:line draw:style-name="gr5" draw:text-style-name="P7" draw:layer="layout" svg:x1="29.17cm" svg:y1="0.837cm" svg:x2="29.21cm" svg:y2="45.33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anklin Gothic Book" svg:font-family="'Franklin Gothic Book'"/>
    <style:font-face style:name="Open Sans Light" svg:font-family="'Open Sans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0.48cm" fo:page-height="45.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5T19:57:07.653387000</dc:date>
    <meta:creation-date>2017-03-09T21:40:42Z</meta:creation-date>
    <meta:initial-creator>Mihir Kulkarni</meta:initial-creator>
    <meta:generator>LibreOffice/5.3.0.3$MacOSX_X86_64 LibreOffice_project/7074905676c47b82bbcfbea1aeefc84afe1c50e1</meta:generator>
    <meta:editing-duration>PT1M46S</meta:editing-duration>
    <meta:editing-cycles>2</meta:editing-cycles>
    <meta:document-statistic meta:object-count="8"/>
  </office:meta>
</office:document-meta>
</file>